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7">
      <style:paragraph-properties fo:margin-top="0in" fo:margin-bottom="0in" style:contextual-spacing="false"/>
    </style:style>
    <style:style style:name="P13" style:family="paragraph" style:parent-style-name="Text_20_body" style:list-style-name="L8"/>
    <style:style style:name="P14" style:family="paragraph" style:parent-style-name="Text_20_body" style:list-style-name="L8">
      <style:paragraph-properties fo:margin-top="0in" fo:margin-bottom="0in" style:contextual-spacing="false"/>
    </style:style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0">
      <style:paragraph-properties fo:margin-top="0in" fo:margin-bottom="0in" style:contextual-spacing="false"/>
    </style:style>
    <style:style style:name="P18" style:family="paragraph" style:parent-style-name="Text_20_body" style:list-style-name="L11"/>
    <style:style style:name="P19" style:family="paragraph" style:parent-style-name="Text_20_body" style:list-style-name="L11">
      <style:paragraph-properties fo:margin-top="0in" fo:margin-bottom="0in" style:contextual-spacing="false"/>
    </style:style>
    <style:style style:name="P20" style:family="paragraph" style:parent-style-name="Text_20_body" style:list-style-name="L12"/>
    <style:style style:name="P21" style:family="paragraph" style:parent-style-name="Text_20_body" style:list-style-name="L12">
      <style:paragraph-properties fo:margin-top="0in" fo:margin-bottom="0in" style:contextual-spacing="false"/>
    </style:style>
    <style:style style:name="T1" style:family="text">
      <style:text-properties officeooo:rsid="001285fb"/>
    </style:style>
    <style:style style:name="T2" style:family="text">
      <style:text-properties officeooo:rsid="0013bdc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TASK </text:span></text:span><text:span text:style-name="Strong_20_Emphasis"><text:span text:style-name="T2">3</text:span></text:span><text:span text:style-name="Strong_20_Emphasis"><text:span text:style-name="T1"> -</text:span></text:span><text:span text:style-name="Strong_20_Emphasis">Training Scenarios</text:span></text:h>
      <text:h text:style-name="Heading_20_4" text:outline-level="4">1. <text:span text:style-name="Strong_20_Emphasis">If the Entire Network Should Be Frozen</text:span></text:h>
      <text:p text:style-name="Text_20_body"><text:span text:style-name="Strong_20_Emphasis">Implications</text:span>:</text:p>
      <text:list xml:id="list3336012905" text:style-name="L1">
        <text:list-item>
          <text:p text:style-name="P2"><text:span text:style-name="Strong_20_Emphasis">Training</text:span>: The entire network, including the transformer backbone and task-specific heads, remains unchanged. No parameters are updated during training.</text:p>
        </text:list-item>
        <text:list-item>
          <text:p text:style-name="P1"><text:span text:style-name="Strong_20_Emphasis">Adaptation</text:span>: The model cannot adapt to new data or tasks. This approach does not involve training but relies on the pre-trained model's features as-is.</text:p>
        </text:list-item>
      </text:list>
      <text:p text:style-name="Text_20_body"><text:span text:style-name="Strong_20_Emphasis">Advantages</text:span>:</text:p>
      <text:list xml:id="list3704715443" text:style-name="L2">
        <text:list-item>
          <text:p text:style-name="P4"><text:span text:style-name="Strong_20_Emphasis">Stability</text:span>: Maintains the integrity of the pre-trained features. Useful if the pre-trained model's features are already suitable for your tasks.</text:p>
        </text:list-item>
        <text:list-item>
          <text:p text:style-name="P3"><text:span text:style-name="Strong_20_Emphasis">Efficiency</text:span>: Reduces computational resources and training time, as no gradients need to be computed or parameters updated.</text:p>
        </text:list-item>
      </text:list>
      <text:p text:style-name="Text_20_body"><text:span text:style-name="Strong_20_Emphasis">Rationale</text:span>:</text:p>
      <text:list xml:id="list2174573057" text:style-name="L3">
        <text:list-item>
          <text:p text:style-name="P5"><text:span text:style-name="Strong_20_Emphasis">Use Case</text:span>: Best suited for scenarios where the pre-trained model’s features are directly applicable to your tasks, or when you are only using the model for inference without needing further fine-tuning.</text:p>
        </text:list-item>
      </text:list>
      <text:h text:style-name="Heading_20_4" text:outline-level="4">2. <text:span text:style-name="Strong_20_Emphasis">If Only the Transformer Backbone Should Be Frozen</text:span></text:h>
      <text:p text:style-name="Text_20_body"><text:span text:style-name="Strong_20_Emphasis">Implications</text:span>:</text:p>
      <text:list xml:id="list1637294389" text:style-name="L4">
        <text:list-item>
          <text:p text:style-name="P7"><text:span text:style-name="Strong_20_Emphasis">Training</text:span>: The parameters of the transformer backbone (e.g., BERT) are not updated, but the task-specific heads (e.g., classification heads) are fine-tuned.</text:p>
        </text:list-item>
        <text:list-item>
          <text:p text:style-name="P6"><text:span text:style-name="Strong_20_Emphasis">Adaptation</text:span>: The model can adapt to new tasks or datasets by updating only the task-specific layers while retaining the general features learned by the transformer backbone.</text:p>
        </text:list-item>
      </text:list>
      <text:p text:style-name="Text_20_body"><text:span text:style-name="Strong_20_Emphasis">Advantages</text:span>:</text:p>
      <text:list xml:id="list665391715" text:style-name="L5">
        <text:list-item>
          <text:p text:style-name="P9"><text:span text:style-name="Strong_20_Emphasis">Feature Utilization</text:span>: Retains the general language understanding and features from the transformer backbone, which are often very valuable and well-tuned.</text:p>
        </text:list-item>
        <text:list-item>
          <text:p text:style-name="P8"><text:span text:style-name="Strong_20_Emphasis">Reduced Risk of Overfitting</text:span>: Limits the risk of overfitting by not changing the well-learned transformer features.</text:p>
        </text:list-item>
      </text:list>
      <text:p text:style-name="Text_20_body"><text:span text:style-name="Strong_20_Emphasis">Rationale</text:span>:</text:p>
      <text:list xml:id="list2894365950" text:style-name="L6">
        <text:list-item>
          <text:p text:style-name="P10"><text:span text:style-name="Strong_20_Emphasis">Use Case</text:span>: Ideal when you want to leverage the pre-trained transformer’s general knowledge and only need to adjust the model to specific tasks by fine-tuning the heads.</text:p>
        </text:list-item>
      </text:list>
      <text:h text:style-name="Heading_20_4" text:outline-level="4">3. <text:span text:style-name="Strong_20_Emphasis">If Only One of the Task-Specific Heads Should Be Frozen</text:span></text:h>
      <text:p text:style-name="Text_20_body"><text:span text:style-name="Strong_20_Emphasis">Implications</text:span>:</text:p>
      <text:list xml:id="list512387475" text:style-name="L7">
        <text:list-item>
          <text:p text:style-name="P12"><text:span text:style-name="Strong_20_Emphasis">Training</text:span>: Only the unfrozen task-specific head(s) will be updated. The frozen head(s) will retain their pre-trained parameters.</text:p>
        </text:list-item>
        <text:list-item>
          <text:p text:style-name="P11"><text:soft-page-break/><text:span text:style-name="Strong_20_Emphasis">Adaptation</text:span>: Allows for selective adaptation of the model. You can fine-tune one task while preserving the performance of another, potentially improving the overall performance across tasks.</text:p>
        </text:list-item>
      </text:list>
      <text:p text:style-name="Text_20_body"><text:span text:style-name="Strong_20_Emphasis">Advantages</text:span>:</text:p>
      <text:list xml:id="list2234510786" text:style-name="L8">
        <text:list-item>
          <text:p text:style-name="P14"><text:span text:style-name="Strong_20_Emphasis">Focused Adaptation</text:span>: Enables targeted improvement for specific tasks while maintaining the performance of other tasks.</text:p>
        </text:list-item>
        <text:list-item>
          <text:p text:style-name="P13"><text:span text:style-name="Strong_20_Emphasis">Efficient Resource Usage</text:span>: Reduces computational load by only updating necessary parts of the model.</text:p>
        </text:list-item>
      </text:list>
      <text:p text:style-name="Text_20_body"><text:span text:style-name="Strong_20_Emphasis">Rationale</text:span>:</text:p>
      <text:list xml:id="list1316320007" text:style-name="L9">
        <text:list-item>
          <text:p text:style-name="P15"><text:span text:style-name="Strong_20_Emphasis">Use Case</text:span>: Useful when dealing with multi-task settings where different tasks may have different requirements or when you want to preserve the performance of certain tasks while focusing on others.</text:p>
        </text:list-item>
      </text:list>
      <text:h text:style-name="Heading_20_3" text:outline-level="3"><text:span text:style-name="Strong_20_Emphasis">Transfer Learning Scenario</text:span></text:h>
      <text:p text:style-name="Text_20_body">1. <text:span text:style-name="Strong_20_Emphasis">Choice of a Pre-trained Model</text:span>:</text:p>
      <text:list xml:id="list2022246566" text:style-name="L10">
        <text:list-item>
          <text:p text:style-name="P17"><text:span text:style-name="Strong_20_Emphasis">Model</text:span>: Choose a model like BERT, specifically a variant such as <text:span text:style-name="Source_20_Text">bert-base-uncased</text:span> or <text:span text:style-name="Source_20_Text">bert-mini</text:span>, based on the size of your dataset and computational resources.</text:p>
        </text:list-item>
        <text:list-item>
          <text:p text:style-name="P16"><text:span text:style-name="Strong_20_Emphasis">Rationale</text:span>: BERT models are pre-trained on large corpora and offer rich contextual representations, making them suitable for a wide range of NLP tasks.</text:p>
        </text:list-item>
      </text:list>
      <text:p text:style-name="Text_20_body">2. <text:span text:style-name="Strong_20_Emphasis">Layers to Freeze/Unfreeze</text:span>:</text:p>
      <text:list xml:id="list3227754934" text:style-name="L11">
        <text:list-item>
          <text:p text:style-name="P19"><text:span text:style-name="Strong_20_Emphasis">Freeze</text:span>: Typically, freeze the layers of the pre-trained transformer backbone (e.g., BERT’s layers) to preserve the general language features learned during pre-training.</text:p>
        </text:list-item>
        <text:list-item>
          <text:p text:style-name="P19"><text:span text:style-name="Strong_20_Emphasis">Unfreeze</text:span>: Unfreeze task-specific heads (classification heads or other output layers) to adapt them to the new tasks or dataset.</text:p>
        </text:list-item>
        <text:list-item>
          <text:p text:style-name="P18"><text:span text:style-name="Strong_20_Emphasis">Rationale</text:span>: Freezing the transformer layers retains the valuable general features, while unfreezing the task-specific layers allows the model to learn and adapt to the specific requirements of the new tasks.</text:p>
        </text:list-item>
      </text:list>
      <text:p text:style-name="Text_20_body">3. <text:span text:style-name="Strong_20_Emphasis">Rationale Behind Choices</text:span>:</text:p>
      <text:list xml:id="list2690812116" text:style-name="L12">
        <text:list-item>
          <text:p text:style-name="P21"><text:span text:style-name="Strong_20_Emphasis">Pre-Trained Features</text:span>: The transformer backbone has learned general language patterns and features that are broadly applicable and valuable. Freezing these layers prevents loss of this general knowledge.</text:p>
        </text:list-item>
        <text:list-item>
          <text:p text:style-name="P20"><text:span text:style-name="Strong_20_Emphasis">Task-Specific Adaptation</text:span>: Task-specific heads are generally more specialized and need to be fine-tuned to adapt to specific datasets or tasks. Updating these layers helps the model perform well on the specific task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1:40:50.380310510</meta:creation-date>
    <dc:date>2024-08-16T11:42:24.258913396</dc:date>
    <meta:editing-duration>PT1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9" meta:word-count="580" meta:character-count="3900" meta:non-whitespace-character-count="3381"/>
  </office:meta>
</office:document-meta>
</file>